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e6005" officeooo:paragraph-rsid="001e6005"/>
    </style:style>
    <style:style style:name="P2" style:family="paragraph" style:parent-style-name="Standard">
      <style:text-properties officeooo:rsid="002020dd" officeooo:paragraph-rsid="002020dd"/>
    </style:style>
    <style:style style:name="P3" style:family="paragraph" style:parent-style-name="Standard" style:list-style-name="L1">
      <style:text-properties officeooo:rsid="002020dd" officeooo:paragraph-rsid="002020dd"/>
    </style:style>
    <style:style style:name="P4" style:family="paragraph" style:parent-style-name="Standard">
      <style:paragraph-properties fo:text-align="end" style:justify-single-word="false"/>
      <style:text-properties officeooo:rsid="002020dd" officeooo:paragraph-rsid="002020d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uca Vecchi</text:p>
      <text:p text:style-name="P1">Giovedì 27 Agosto</text:p>
      <text:p text:style-name="P1"/>
      <text:p text:style-name="P1">Come da mail accennato la componente del frigorifero che dovrebbe raffreddare non raffredda.</text:p>
      <text:p text:style-name="P1">Ieri dalle 18 alle 20:15 l’ho lasciata accesa con il piatto riscaldante spento e ha raggiunto la temperatura di 15°. Ho controllato anche mediante l’utilizzo di altre due sonde esterne (due termocoppie) che purtroppo indicavano la stessa temperatura fornita dal sensore installato nella macchina.</text:p>
      <text:p text:style-name="P1"/>
      <text:p text:style-name="P1">La taratura della macchina non sono riuscita a portarla a termine in quanto con 37 gradi di temperatura del piatto e 25 gradi dell’ambiente la temperatura dell’ambiente era costantemente al di <text:s/>sopra dei 26 gradi nonostante il frigo continuasse ad essere acceso e a raffreddare.</text:p>
      <text:p text:style-name="P1"/>
      <text:p text:style-name="P2">A questo punto ci sono varie possibilità tra cui: </text:p>
      <text:list xml:id="list6232684330645932943" text:style-name="L1">
        <text:list-item>
          <text:p text:style-name="P3">Ricaricare il frigo e verificare se <text:s/>la non refrigerazione era data dalla mancanza di gas causata a sua volta da una perdita.</text:p>
        </text:list-item>
        <text:list-item>
          <text:p text:style-name="P3">Sostituire il frigorifero</text:p>
        </text:list-item>
      </text:list>
      <text:p text:style-name="P2"/>
      <text:p text:style-name="P2">In ogni caso chiedo di poter procedere a portare la macchina da un frigorista per effettuare la ricarica del gas sottoponendolo prima ad una prova sotto vuoto per verificare eventuali perdite. Terminata la ricarica riprenderei la macchina sotto esame per rieffettuare la taratura delle componenti software alle varie temperature.</text:p>
      <text:p text:style-name="P2"/>
      <text:p text:style-name="P2">In attesa di un vostro riscontro</text:p>
      <text:p text:style-name="P2"/>
      <text:p text:style-name="P2"/>
      <text:p text:style-name="P4">Luca Vecch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5T11:51:04.144641525</meta:creation-date>
    <meta:generator>LibreOffice/5.1.6.2$Linux_X86_64 LibreOffice_project/10m0$Build-2</meta:generator>
    <dc:date>2017-08-25T12:14:05.241610235</dc:date>
    <meta:editing-duration>PT9M16S</meta:editing-duration>
    <meta:editing-cycles>1</meta:editing-cycles>
    <meta:document-statistic meta:table-count="0" meta:image-count="0" meta:object-count="0" meta:page-count="1" meta:paragraph-count="11" meta:word-count="200" meta:character-count="1268" meta:non-whitespace-character-count="1078"/>
  </office:meta>
</office:document-meta>
</file>